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9350d"/>
    </style:style>
    <style:style style:name="P2" style:family="paragraph" style:parent-style-name="Standard" style:list-style-name="L1">
      <style:text-properties fo:font-weight="bold" officeooo:rsid="0019350d" officeooo:paragraph-rsid="0019350d" style:font-weight-asian="bold" style:font-weight-complex="bold"/>
    </style:style>
    <style:style style:name="P3" style:family="paragraph" style:parent-style-name="Standard" style:list-style-name="L1">
      <style:text-properties fo:font-weight="bold" officeooo:rsid="001a6100" officeooo:paragraph-rsid="001a6100" style:font-weight-asian="bold" style:font-weight-complex="bold"/>
    </style:style>
    <style:style style:name="P4" style:family="paragraph" style:parent-style-name="Standard" style:list-style-name="L1">
      <style:text-properties fo:font-weight="bold" officeooo:rsid="001a7579" officeooo:paragraph-rsid="001a7579" style:font-weight-asian="bold" style:font-weight-complex="bold"/>
    </style:style>
    <style:style style:name="P5" style:family="paragraph" style:parent-style-name="Standard" style:list-style-name="L1">
      <style:text-properties fo:font-weight="bold" officeooo:rsid="001a7579" officeooo:paragraph-rsid="001be180" style:font-weight-asian="bold" style:font-weight-complex="bold"/>
    </style:style>
    <style:style style:name="P6" style:family="paragraph" style:parent-style-name="Standard">
      <style:text-properties fo:font-weight="bold" officeooo:rsid="001a7579" officeooo:paragraph-rsid="001be180" style:font-weight-asian="bold" style:font-weight-complex="bold"/>
    </style:style>
    <style:style style:name="P7" style:family="paragraph" style:parent-style-name="Standard" style:list-style-name="L2">
      <style:text-properties fo:font-weight="bold" officeooo:rsid="001be180" officeooo:paragraph-rsid="001be180" style:font-weight-asian="bold" style:font-weight-complex="bold"/>
    </style:style>
    <style:style style:name="P8" style:family="paragraph" style:parent-style-name="Standard" style:list-style-name="L2">
      <style:text-properties fo:font-weight="bold" officeooo:rsid="001c8fe0" officeooo:paragraph-rsid="001c8fe0" style:font-weight-asian="bold" style:font-weight-complex="bold"/>
    </style:style>
    <style:style style:name="P9" style:family="paragraph" style:parent-style-name="Standard" style:list-style-name="L2">
      <style:text-properties fo:font-weight="normal" officeooo:rsid="001be180" officeooo:paragraph-rsid="001be180" style:font-weight-asian="normal" style:font-weight-complex="normal"/>
    </style:style>
    <style:style style:name="T1" style:family="text">
      <style:text-properties style:font-name="FreeSans" fo:font-size="13pt" fo:font-weight="bold" style:font-size-asian="11.3500003814697pt" style:font-weight-asian="bold" style:font-size-complex="13pt" style:font-weight-complex="bold"/>
    </style:style>
    <style:style style:name="T2" style:family="text">
      <style:text-properties style:font-name="FreeSans" fo:font-size="13pt" fo:font-weight="bold" officeooo:rsid="0019350d" style:font-size-asian="11.3500003814697pt" style:font-weight-asian="bold" style:font-size-complex="13pt" style:font-weight-complex="bold"/>
    </style:style>
    <style:style style:name="T3" style:family="text">
      <style:text-properties style:font-name="FreeSans" fo:font-size="13pt" fo:font-weight="bold" fo:background-color="#fff200" loext:char-shading-value="0" style:font-size-asian="11.3500003814697pt" style:font-weight-asian="bold" style:font-size-complex="13pt" style:font-weight-complex="bold"/>
    </style:style>
    <style:style style:name="T4" style:family="text">
      <style:text-properties style:font-name="FreeSans" fo:font-size="13pt" fo:font-weight="normal" style:font-size-asian="11.3500003814697pt" style:font-weight-asian="normal" style:font-size-complex="13pt" style:font-weight-complex="normal"/>
    </style:style>
    <style:style style:name="T5" style:family="text">
      <style:text-properties style:font-name="FreeSans" fo:font-size="13pt" fo:font-weight="normal" officeooo:rsid="001a6100" style:font-size-asian="11.3500003814697pt" style:font-weight-asian="normal" style:font-size-complex="13pt" style:font-weight-complex="normal"/>
    </style:style>
    <style:style style:name="T6" style:family="text">
      <style:text-properties style:font-name="FreeSans" fo:font-size="13pt" fo:font-weight="normal" officeooo:rsid="001a7579" style:font-size-asian="11.3500003814697pt" style:font-weight-asian="normal" style:font-size-complex="13pt" style:font-weight-complex="normal"/>
    </style:style>
    <style:style style:name="T7" style:family="text">
      <style:text-properties style:font-name="FreeSans" fo:font-size="13pt" fo:font-weight="normal" officeooo:rsid="001be180" style:font-size-asian="11.3500003814697pt" style:font-weight-asian="normal" style:font-size-complex="13pt" style:font-weight-complex="normal"/>
    </style:style>
    <style:style style:name="T8" style:family="text">
      <style:text-properties style:font-name="FreeSans" fo:font-size="13pt" fo:font-weight="normal" officeooo:rsid="001c607d" style:font-size-asian="11.3500003814697pt" style:font-weight-asian="normal" style:font-size-complex="13pt" style:font-weight-complex="normal"/>
    </style:style>
    <style:style style:name="T9" style:family="text">
      <style:text-properties style:font-name="FreeSans" fo:font-size="13pt" fo:font-weight="normal" officeooo:rsid="001c8fe0" style:font-size-asian="11.3500003814697pt" style:font-weight-asian="normal" style:font-size-complex="13pt" style:font-weight-complex="normal"/>
    </style:style>
    <style:style style:name="T10" style:family="text">
      <style:text-properties style:font-name="FreeSans" fo:font-size="13pt" fo:font-weight="normal" fo:background-color="#fff200" loext:char-shading-value="0" style:font-size-asian="11.3500003814697pt" style:font-weight-asian="normal" style:font-size-complex="13pt" style:font-weight-complex="normal"/>
    </style:style>
    <style:style style:name="T11" style:family="text">
      <style:text-properties style:font-name="FreeSans" fo:font-size="13pt" fo:font-weight="normal" officeooo:rsid="001c8fe0" fo:background-color="#fff200" loext:char-shading-value="0" style:font-size-asian="11.3500003814697pt" style:font-weight-asian="normal" style:font-size-complex="13pt" style:font-weight-complex="normal"/>
    </style:style>
    <style:style style:name="T12" style:family="text">
      <style:text-properties style:font-name="FreeSans" fo:font-size="13pt" fo:font-weight="normal" officeooo:rsid="001c8fe0" fo:background-color="#fff200" loext:char-shading-value="0" style:font-size-asian="11.3500003814697pt" style:font-weight-asian="normal" style:font-size-complex="13pt" style:font-weight-complex="normal"/>
    </style:style>
    <style:style style:name="T13" style:family="text">
      <style:text-properties style:font-name="FreeSans" fo:font-size="13pt" fo:font-weight="normal" fo:background-color="#fff200" loext:char-shading-value="0" style:font-size-asian="11.3500003814697pt" style:font-weight-asian="normal" style:font-size-complex="13pt" style:font-weight-complex="normal"/>
    </style:style>
    <style:style style:name="T14" style:family="text">
      <style:text-properties style:font-name="FreeSans" fo:font-size="13pt" style:font-size-asian="11.3500003814697pt" style:font-size-complex="13pt"/>
    </style:style>
    <style:style style:name="T15" style:family="text">
      <style:text-properties style:font-name="FreeSans" fo:font-size="13pt" officeooo:rsid="001a7579" style:font-size-asian="11.3500003814697pt" style:font-size-complex="13pt"/>
    </style:style>
    <style:style style:name="T16" style:family="text">
      <style:text-properties style:font-name="FreeSans" fo:font-size="13pt" officeooo:rsid="001be180" style:font-size-asian="11.3500003814697pt" style:font-size-complex="13pt"/>
    </style:style>
    <style:style style:name="T17" style:family="text">
      <style:text-properties style:font-name="FreeSans" fo:font-size="13pt" officeooo:rsid="001c607d" style:font-size-asian="11.3500003814697pt" style:font-size-complex="13pt"/>
    </style:style>
    <style:style style:name="T18" style:family="text">
      <style:text-properties style:font-name="FreeSans" fo:font-size="13pt" fo:background-color="#fff200" loext:char-shading-value="0" style:font-size-asian="11.3500003814697pt" style:font-size-complex="13pt"/>
    </style:style>
    <style:style style:name="T19" style:family="text">
      <style:text-properties style:font-name="FreeSans" fo:font-size="13pt" fo:background-color="#fff200" loext:char-shading-value="0" style:font-size-asian="11.3500003814697pt" style:font-size-complex="13pt"/>
    </style:style>
    <style:style style:name="T20" style:family="text">
      <style:text-properties style:font-name="FreeSans" fo:font-size="13pt" officeooo:rsid="001c607d" fo:background-color="#fff200" loext:char-shading-value="0" style:font-size-asian="11.3500003814697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4032089" text:style-name="L1">
        <text:list-header>
          <text:p text:style-name="P1"><text:span text:style-name="T2">SLE PG 71-72 EXERCISE – USE OF <text:s/>BOTH/BOTH OF </text:span></text:p>
          <text:p text:style-name="P1"><text:span text:style-name="T2"/></text:p>
        </text:list-header>
        <text:list-item>
          <text:p text:style-name="P2"><text:span text:style-name="T14">Both</text:span><text:span text:style-name="T4"> the young and the old go to the county library. </text:span><text:span text:style-name="T14">Both of </text:span><text:span text:style-name="T4">them go to the county library.</text:span></text:p>
        </text:list-item>
        <text:list-item>
          <text:p text:style-name="P2"><text:span text:style-name="T14">Both </text:span><text:span text:style-name="T4">Matano and Lena went to the library in the afternoon. </text:span><text:span text:style-name="T14">Both of </text:span><text:span text:style-name="T4">them went in the library in the afternoon.</text:span></text:p>
        </text:list-item>
        <text:list-item>
          <text:p text:style-name="P2"><text:span text:style-name="T14">Both </text:span><text:span text:style-name="T4">the pupils and the stuff must not make noise in the library. </text:span><text:span text:style-name="T14">Both of </text:span><text:span text:style-name="T4">them must no</text:span><text:span text:style-name="T5">t make noise in the library.</text:span></text:p>
        </text:list-item>
        <text:list-item>
          <text:p text:style-name="P3"><text:span text:style-name="T14">Both</text:span><text:span text:style-name="T4"> the chair and the table have to be taken to the library. </text:span><text:span text:style-name="T14">Both of </text:span><text:span text:style-name="T4">them have to be taken to the library.</text:span></text:p>
        </text:list-item>
        <text:list-item>
          <text:p text:style-name="P3"><text:span text:style-name="T14">Both </text:span><text:span text:style-name="T4">the deputy head teacherand the librarian punished the boy who damaged the book. </text:span><text:span text:style-name="T14">Both of </text:span><text:span text:style-name="T4">them punished the boy who damaged the book.</text:span></text:p>
        </text:list-item>
        <text:list-item>
          <text:p text:style-name="P3"><text:span text:style-name="T14">Both </text:span><text:span text:style-name="T4">the shelves and the floor must be cleaned </text:span><text:span text:style-name="T6">every day. </text:span><text:span text:style-name="T15">Both of </text:span><text:span text:style-name="T6">them must be cleaned every day.</text:span></text:p>
        </text:list-item>
        <text:list-item>
          <text:p text:style-name="P4"><text:span text:style-name="T14">Both </text:span><text:span text:style-name="T4">Standard Seven and Standard Eight pupils have to go to the School library every Saturday Morning. </text:span><text:span text:style-name="T14">Both of them </text:span><text:span text:style-name="T4">ave to go to the School library every Saturday Morning.</text:span></text:p>
        </text:list-item>
        <text:list-item>
          <text:p text:style-name="P4"><text:span text:style-name="T14">Both </text:span><text:span text:style-name="T4">the rules and regulations must be obeyed at all times. </text:span><text:span text:style-name="T14">Both of them </text:span><text:span text:style-name="T4">must be obeyed at all times.</text:span></text:p>
        </text:list-item>
        <text:list-item>
          <text:p text:style-name="P4"><text:span text:style-name="T14">Both </text:span><text:span text:style-name="T4">Anila and Akila like reading newspapers. </text:span><text:span text:style-name="T14">Both of them <text:s/></text:span><text:span text:style-name="T4">like reading newspapers.</text:span></text:p>
        </text:list-item>
        <text:list-item>
          <text:p text:style-name="P5"><text:span text:style-name="T14">Both </text:span><text:span text:style-name="T4">the computer and the television are switched off. </text:span><text:span text:style-name="T14">Both of them <text:s/></text:span><text:span text:style-name="T4">are switched off.</text:span></text:p>
        </text:list-item>
      </text:list>
      <text:p text:style-name="P6"><text:span text:style-name="T4"/></text:p>
      <text:p text:style-name="P6"><text:span text:style-name="T4"/></text:p>
      <text:p text:style-name="P6"><text:span text:style-name="T4"><text:tab/></text:span><text:span text:style-name="T16">SLE PG 73 EXERCISE – USE OF DIRECT SPEECH</text:span></text:p>
      <text:p text:style-name="P6"><text:span text:style-name="T7"/></text:p>
      <text:list xml:id="list224531934" text:style-name="L2">
        <text:list-item>
          <text:p text:style-name="P7"><text:span text:style-name="T4">The headteacher said</text:span><text:span text:style-name="T14">, </text:span><text:span text:style-name="T19">“T</text:span><text:span text:style-name="T4">his is our new librarian</text:span><text:span text:style-name="T19">”</text:span></text:p>
        </text:list-item>
        <text:list-item>
          <text:p text:style-name="P9"><text:span text:style-name="T3">“</text:span><text:span text:style-name="T14">May I borrow your storybook</text:span><text:span text:style-name="T3">?”</text:span><text:span text:style-name="T1"> </text:span><text:span text:style-name="T14"><text:s/>requested Kalawa.</text:span></text:p>
        </text:list-item>
        <text:list-item>
          <text:p text:style-name="P9"><text:span text:style-name="T3">“</text:span><text:span text:style-name="T14">Do not enter the library with sweaters and jackets</text:span><text:span text:style-name="T1">, </text:span><text:span text:style-name="T3">”</text:span><text:span text:style-name="T14"> said Mrs Kazungu</text:span><text:span text:style-name="T1">.</text:span></text:p>
        </text:list-item>
        <text:list-item>
          <text:p text:style-name="P9"><text:span text:style-name="T3">“</text:span><text:span text:style-name="T14">Watch out</text:span><text:span text:style-name="T1">! </text:span><text:span text:style-name="T3">T</text:span><text:span text:style-name="T14">he shelf is about to fall</text:span><text:span text:style-name="T1">,</text:span><text:span text:style-name="T3">”</text:span><text:span text:style-name="T14"> cautioned the cleaner.</text:span></text:p>
        </text:list-item>
        <text:list-item>
          <text:p text:style-name="P7"><text:span text:style-name="T19">“</text:span><text:span text:style-name="T4"> I will record that book in the register</text:span><text:span text:style-name="T14">,</text:span><text:span text:style-name="T19">”</text:span><text:span text:style-name="T14"> </text:span><text:span text:style-name="T4">the librarian said.</text:span></text:p>
        </text:list-item>
        <text:list-item>
          <text:p text:style-name="P7"><text:span text:style-name="T19">“</text:span><text:span text:style-name="T14"> </text:span><text:span text:style-name="T4">If you damage the books</text:span><text:span text:style-name="T14">, </text:span><text:span text:style-name="T4">you will pay a fine</text:span><text:span text:style-name="T14">,</text:span><text:span text:style-name="T19">”</text:span><text:span text:style-name="T14"> </text:span><text:span text:style-name="T4">said </text:span><text:span text:style-name="T8">Miss Magwa.</text:span></text:p>
        </text:list-item>
        <text:list-item>
          <text:p text:style-name="P7"><text:span text:style-name="T20">“</text:span><text:span text:style-name="T8">Both Moraa and Siloma are in the library</text:span><text:span text:style-name="T17">,</text:span><text:span text:style-name="T20">”</text:span><text:span text:style-name="T17"> </text:span><text:span text:style-name="T8">Matano told Lena.</text:span></text:p>
        </text:list-item>
        <text:list-item>
          <text:p text:style-name="P7"><text:span text:style-name="T20">“</text:span><text:span text:style-name="T8">Does he have </text:span><text:span text:style-name="T9">to go to the library every da​y? </text:span><text:span text:style-name="T12">”</text:span><text:span text:style-name="T9"> Salmon asked.</text:span></text:p>
        </text:list-item>
        <text:list-item>
          <text:p text:style-name="P8"><text:span text:style-name="T19">“</text:span><text:span text:style-name="T4">She doesn’t have to return the books next week,</text:span><text:span text:style-name="T13">”</text:span><text:span text:style-name="T4"> the headteacher said.</text:span></text:p>
        </text:list-item>
        <text:list-item>
          <text:p text:style-name="P8"><text:span text:style-name="T13">“</text:span><text:span text:style-name="T4">What website are you visiting?</text:span><text:span text:style-name="T13">”</text:span><text:span text:style-name="T4"> the head teacher aske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7:13:27.956105116</meta:creation-date>
    <dc:date>2020-04-24T18:14:44.447082094</dc:date>
    <meta:editing-duration>PT8M2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350" meta:character-count="1836" meta:non-whitespace-character-count="1501"/>
  </office:meta>
</office:document-meta>
</file>